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19ab0a" style:font-weight-asian="bold" style:font-weight-complex="bold"/>
    </style:style>
    <style:style style:name="P17" style:family="paragraph" style:parent-style-name="Text_20_body">
      <style:paragraph-properties fo:margin-left="0in" fo:margin-right="0in" fo:line-height="150%" fo:orphans="2" fo:widows="2" fo:text-indent="0in" style:auto-text-indent="false"/>
    </style:style>
    <style:style style:name="P18" style:family="paragraph" style:parent-style-name="Standard">
      <style:text-properties fo:background-color="#ffff00"/>
    </style:style>
    <style:style style:name="P19" style:family="paragraph" style:parent-style-name="Preformatted_20_Text">
      <style:paragraph-properties fo:margin-top="0in" fo:margin-bottom="0.1965in" style:contextual-spacing="false"/>
    </style:style>
    <style:style style:name="P20" style:family="paragraph" style:parent-style-name="Preformatted_20_Text">
      <style:paragraph-properties fo:margin-top="0in" fo:margin-bottom="0.1965in" style:contextual-spacing="false"/>
      <style:text-properties officeooo:paragraph-rsid="002473fe"/>
    </style:style>
    <style:style style:name="P21" style:family="paragraph" style:parent-style-name="Standard">
      <style:text-properties fo:font-weight="normal" officeooo:rsid="0019ab0a" style:font-weight-asian="normal" style:font-weight-complex="normal"/>
    </style:style>
    <style:style style:name="P22" style:family="paragraph" style:parent-style-name="Standard">
      <style:text-properties fo:color="#c9211e" loext:opacity="100%" fo:font-weight="bold" officeooo:rsid="0019ab0a" style:font-weight-asian="bold" style:font-weight-complex="bold"/>
    </style:style>
    <style:style style:name="P23" style:family="paragraph" style:parent-style-name="Standard">
      <style:text-properties fo:color="#000000" loext:opacity="100%" fo:font-weight="bold" officeooo:rsid="0019ab0a" style:font-weight-asian="bold" style:font-weight-complex="bold"/>
    </style:style>
    <style:style style:name="P24" style:family="paragraph" style:parent-style-name="Standard">
      <style:text-properties fo:font-weight="bold" officeooo:rsid="0019ab0a" style:font-weight-asian="bold" style:font-weight-complex="bold"/>
    </style:style>
    <style:style style:name="P25" style:family="paragraph" style:parent-style-name="Standard">
      <style:text-properties fo:font-weight="bold" officeooo:rsid="00308e84" officeooo:paragraph-rsid="00308e84" fo:background-color="#ffff00" style:font-weight-asian="bold" style:font-weight-complex="bold"/>
    </style:style>
    <style:style style:name="P26" style:family="paragraph" style:parent-style-name="Standard">
      <style:text-properties fo:color="#bf0041" loext:opacity="100%" fo:font-weight="bold" officeooo:rsid="0019ab0a"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background-color="#ffff00" loext:char-shading-value="0"/>
    </style:style>
    <style:style style:name="T19" style:family="text">
      <style:text-properties fo:font-weight="normal" fo:background-color="transparent" loext:char-shading-value="0" style:font-weight-asian="normal" style:font-weight-complex="normal"/>
    </style:style>
    <style:style style:name="T20" style:family="text">
      <style:text-properties fo:font-weight="normal" officeooo:rsid="002473fe" fo:background-color="transparent" loext:char-shading-value="0" style:font-weight-asian="normal" style:font-weight-complex="normal"/>
    </style:style>
    <style:style style:name="T21" style:family="text">
      <style:text-properties officeooo:rsid="002ae453"/>
    </style:style>
    <style:style style:name="T22" style:family="text">
      <style:text-properties officeooo:rsid="00308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1">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7"><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17"><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8">https://habr.com/ru/companies/yandex_praktikum/articles/591541/</text:span></text:a></text:p>
      <text:p text:style-name="P18">https://github.com/cpppracticum/GPGPU_Habr_Materials/tree/main/mandelmin</text:p>
      <text:p text:style-name="Standard"/>
      <text:p text:style-name="P15">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19"><text:span text:style-name="Source_20_Text"><text:span text:style-name="T19"/></text:span></text:p>
      <text:p text:style-name="P20"><text:span text:style-name="Source_20_Text"><text:span text:style-name="T20">clinfo</text:span></text:span></text:p>
      <text:p text:style-name="P20"><text:span text:style-name="Source_20_Text"><text:span text:style-name="T19">clpeak <text:s/></text:span></text:span><text:span text:style-name="Source_20_Text"><text:span text:style-name="T20">тест</text:span></text:span></text:p>
      <text:p text:style-name="Standard"/>
      <text:p text:style-name="P21"><text:span text:style-name="Source_20_Text"><text:span text:style-name="T17"/></text:span></text:p>
      <text:p text:style-name="P21"><text:span text:style-name="Source_20_Text"><text:span text:style-name="T17"/></text:span></text:p>
      <text:p text:style-name="P21"><text:span text:style-name="Source_20_Text"><text:span text:style-name="T17"/></text:span></text:p>
      <text:p text:style-name="P21"><text:span text:style-name="Source_20_Text"><text:span text:style-name="T17"/></text:span></text:p>
      <text:p text:style-name="P21"><text:span text:style-name="Source_20_Text"><text:span text:style-name="T17"/></text:span></text:p>
      <text:p text:style-name="P21"><text:span text:style-name="Source_20_Text"><text:span text:style-name="T17"/></text:span></text:p>
      <text:p text:style-name="P21"><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16">cl_khr_global_int32_extended_atomics</text:p>
      <text:p text:style-name="P16">cl_khr_local_int32_base_atomics</text:p>
      <text:p text:style-name="P16">cl_khr_local_int32_extended_atomics</text:p>
      <text:p text:style-name="P22">cl_khr_fp64 <text:s text:c="56"/><text:span text:style-name="T22">(no in <text:s/>Orange)</text:span></text:p>
      <text:p text:style-name="P23">cl_khr_3d_image_writes</text:p>
      <text:p text:style-name="P16">cl_khr_byte_addressable_store</text:p>
      <text:p text:style-name="P16">cl_khr_icd</text:p>
      <text:p text:style-name="P26">cl_khr_gl_sharing</text:p>
      <text:p text:style-name="P26">cl_nv_compiler_options</text:p>
      <text:p text:style-name="P26">cl_nv_device_attribute_query</text:p>
      <text:p text:style-name="P26">cl_nv_pragma_unroll</text:p>
      <text:p text:style-name="P26">cl_nv_create_buffer</text:p>
      <text:p text:style-name="P16">cl_khr_int64_base_atomics</text:p>
      <text:p text:style-name="P16">cl_khr_int64_extended_atomics</text:p>
      <text:p text:style-name="P16">cl_khr_device_uuid</text:p>
      <text:p text:style-name="P26">cl_khr_pci_bus_info</text:p>
      <text:p text:style-name="P16">cl_khr_external_semaphore</text:p>
      <text:p text:style-name="P26">cl_khr_external_memory</text:p>
      <text:p text:style-name="P26">cl_khr_external_semaphore_opaque_fd</text:p>
      <text:p text:style-name="P26">cl_khr_external_memory_opaque_fd</text:p>
      <text:p text:style-name="P16"/>
      <text:p text:style-name="P25">Only Orange</text:p>
      <text:p text:style-name="P16">cl_khr_fp16</text:p>
      <text:p text:style-name="P16">cl_khr_egl_image</text:p>
      <text:p text:style-name="P16">cl_khr_image2d_from_buffer</text:p>
      <text:p text:style-name="P16">cl_khr_depth_images</text:p>
      <text:p text:style-name="P16">cl_khr_subgroups</text:p>
      <text:p text:style-name="P16">cl_khr_subgroup_extended_types</text:p>
      <text:p text:style-name="P16">cl_khr_subgroup_non_uniform_vote</text:p>
      <text:p text:style-name="P16">cl_khr_subgroup_ballot</text:p>
      <text:p text:style-name="P16">cl_khr_subgroup_non_uniform_arithmetic</text:p>
      <text:p text:style-name="P16">cl_khr_subgroup_shuffle</text:p>
      <text:p text:style-name="P16">cl_khr_subgroup_shuffle_relative</text:p>
      <text:p text:style-name="P16">cl_khr_subgroup_clustered_reduce</text:p>
      <text:p text:style-name="P16">cl_khr_subgroup_rotate</text:p>
      <text:p text:style-name="P16">cl_khr_il_program</text:p>
      <text:p text:style-name="P16">cl_khr_priority_hints</text:p>
      <text:p text:style-name="P16">cl_khr_create_command_queue</text:p>
      <text:p text:style-name="P16">cl_khr_spirv_no_integer_wrap_decoration</text:p>
      <text:p text:style-name="P16">cl_khr_extended_versioning</text:p>
      <text:p text:style-name="P16">cl_khr_suggested_local_work_size</text:p>
      <text:p text:style-name="P16">cl_khr_extended_bit_ops</text:p>
      <text:p text:style-name="P16">cl_khr_integer_dot_product</text:p>
      <text:p text:style-name="P16">cl_khr_semaphore</text:p>
      <text:p text:style-name="P16">cl_khr_external_semaphore</text:p>
      <text:p text:style-name="P16">cl_khr_external_semaphore_sync_fd</text:p>
      <text:p text:style-name="P16">cl_khr_command_buffer</text:p>
      <text:p text:style-name="P16">cl_arm_core_id</text:p>
      <text:p text:style-name="P16">cl_arm_printf</text:p>
      <text:p text:style-name="P16">cl_arm_non_uniform_work_group_size</text:p>
      <text:p text:style-name="P16">cl_arm_import_memory</text:p>
      <text:p text:style-name="P16"><text:soft-page-break/>cl_arm_import_memory_dma_buf</text:p>
      <text:p text:style-name="P16">cl_arm_import_memory_host</text:p>
      <text:p text:style-name="P16">cl_arm_integer_dot_product_int8</text:p>
      <text:p text:style-name="P16">cl_arm_integer_dot_product_accumulate_int8</text:p>
      <text:p text:style-name="P16">cl_arm_integer_dot_product_accumulate_saturate_int8</text:p>
      <text:p text:style-name="P16">cl_arm_scheduling_controls</text:p>
      <text:p text:style-name="P16">cl_arm_controlled_kernel_termination</text:p>
      <text:p text:style-name="P16">cl_ext_cxx_for_opencl</text:p>
      <text:p text:style-name="P16">cl_ext_image_tiling_control</text:p>
      <text:p text:style-name="P16">cl_ext_image_requirements_info</text:p>
      <text:p text:style-name="P16">cl_ext_image_from_buffer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AARCH64 LibreOffice_project/30$Build-2</meta:generator>
    <dc:date>2024-07-16T10:27:53.342707332</dc:date>
    <meta:editing-duration>PT14H17M2S</meta:editing-duration>
    <meta:editing-cycles>33</meta:editing-cycles>
    <meta:document-statistic meta:table-count="0" meta:image-count="0" meta:object-count="0" meta:page-count="4" meta:paragraph-count="119" meta:word-count="331" meta:character-count="4624" meta:non-whitespace-character-count="4345"/>
  </office:meta>
</office:document-meta>
</file>